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ingEndpoint.getExtension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ingEndpoint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indexOfExtension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ingEndpoint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isDisabl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TargetOperation( QName target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Marshaler( ScriptingMarshalerSupport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LogResourceBundle( String logResource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DisableOutput( boolean disable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riptingEndpoint.getScrip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ingEndpoint.done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indexOfLastSeparator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ingEndpoint.getTar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TargetInterface( QName target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Tar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ingEndpoint.createScriptLog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ingEndpoint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Tar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TargetService( QName target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ndSync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Bindings( Map &lt; String , Object &gt;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Log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process( MessageExchange exchang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ScriptingEndpoint.setTargetUri( String targ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Tar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ScriptLogger( Logger scrip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Script( Re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configureTarget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riptingEndpoint.copyAttachment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ingEndpoint.fail( MessageExchange messageExchan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nd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getTar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ingEndpoint.copyProperties( NormalizedMessage from , NormalizedMessage t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ingEndpoint.setTargetEndpoint( String target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